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MingLiU" svg:font-family="PMingLiU" style:font-family-generic="system" style:font-pitch="variable" svg:panose-1="2 1 6 1 0 1 1 1 1 1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1" style:family="text">
      <style:text-properties style:font-name="Times New Roman" style:font-name-asian="PMingLiU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asian="PMingLiU" style:font-name-complex="Times New Roma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asian="PMingLiU" style:font-name-complex="Times New Roman" fo:font-weight="bold" style:font-weight-asian="bold" style:font-weight-complex="bold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asian="PMingLiU" style:font-name-complex="Times New Roman" fo:font-size="14pt" style:font-size-asian="14pt" style:font-size-complex="14pt"/>
    </style:style>
    <style:style style:name="P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" style:parent-style-name="Обычный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12" style:parent-style-name="Обычный" style:family="paragraph">
      <style:paragraph-properties fo:text-align="center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" style:parent-style-name="Обычный" style:family="paragraph">
      <style:paragraph-properties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" style:parent-style-name="Обычный" style:family="paragraph">
      <style:paragraph-properties fo:margin-top="0.0694in" fo:margin-bottom="0.0694in"/>
      <style:text-properties style:font-name="Times New Roman" style:font-name-complex="Times New Roman" fo:color="#000000" fo:font-size="14pt" style:font-size-asian="14pt" style:font-size-complex="14pt"/>
    </style:style>
    <style:style style:name="P17" style:parent-style-name="Обычный" style:family="paragraph">
      <style:paragraph-properties fo:margin-top="0.0416in" fo:margin-bottom="0.0694in"/>
      <style:text-properties style:font-name="Times New Roman" style:font-name-complex="Times New Roman" fo:color="#000000" fo:font-size="14pt" style:font-size-asian="14pt" style:font-size-complex="14pt"/>
    </style:style>
    <style:style style:name="P18" style:parent-style-name="Обычный" style:family="paragraph">
      <style:paragraph-properties fo:margin-top="0.0416in" fo:margin-bottom="0.0694in"/>
      <style:text-properties style:font-name="Times New Roman" style:font-name-complex="Times New Roman" fo:color="#000000" fo:font-size="14pt" style:font-size-asian="14pt" style:font-size-complex="14pt"/>
    </style:style>
    <style:style style:name="P19" style:parent-style-name="Обычный" style:family="paragraph">
      <style:paragraph-properties fo:margin-top="0.0416in" fo:margin-bottom="0.0694in"/>
      <style:text-properties style:font-name="Times New Roman" style:font-name-complex="Times New Roman" fo:color="#000000" fo:font-size="14pt" style:font-size-asian="14pt" style:font-size-complex="14pt"/>
    </style:style>
    <style:style style:name="P20" style:parent-style-name="Обычный" style:family="paragraph">
      <style:paragraph-properties fo:margin-top="0.0416in" fo:margin-bottom="0.0694in"/>
      <style:text-properties style:font-name="Times New Roman" style:font-name-complex="Times New Roman" fo:color="#000000" fo:font-size="14pt" style:font-size-asian="14pt" style:font-size-complex="14pt"/>
    </style:style>
    <style:style style:name="P21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22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2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24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2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" style:parent-style-name="Обычный" style:family="paragraph">
      <style:paragraph-properties fo:margin-bottom="0.1666in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30" style:parent-style-name="Обычный" style:family="paragraph">
      <style:paragraph-properties fo:margin-bottom="0.0694in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34" style:parent-style-name="Обычный" style:family="paragraph">
      <style:paragraph-properties fo:text-align="center" fo:margin-bottom="0.0694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5" style:parent-style-name="Обычный" style:family="paragraph">
      <style:paragraph-properties fo:margin-bottom="0.1666in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40" style:parent-style-name="Обычный" style:family="paragraph">
      <style:paragraph-properties fo:margin-bottom="0.1666in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44" style:parent-style-name="Обычный" style:family="paragraph">
      <style:paragraph-properties fo:margin-bottom="0.1666in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48" style:parent-style-name="Обычный" style:family="paragraph">
      <style:paragraph-properties fo:margin-bottom="0.1666in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52" style:parent-style-name="Обычный" style:family="paragraph">
      <style:paragraph-properties fo:margin-bottom="0.1666in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56" style:parent-style-name="Обычный" style:family="paragraph">
      <style:paragraph-properties fo:margin-bottom="0.1666in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60" style:parent-style-name="Обычный" style:family="paragraph">
      <style:paragraph-properties fo:margin-bottom="0.1666in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64" style:parent-style-name="Обычный" style:family="paragraph">
      <style:paragraph-properties fo:margin-bottom="0.0694in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68" style:parent-style-name="Обычный" style:family="paragraph">
      <style:paragraph-properties fo:text-align="center" fo:margin-bottom="0.0694in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1" style:parent-style-name="Обычный" style:family="paragraph">
      <style:paragraph-properties fo:margin-bottom="0.1666in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75" style:parent-style-name="Обычный" style:family="paragraph">
      <style:paragraph-properties fo:margin-bottom="0.1666in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79" style:parent-style-name="Обычный" style:family="paragraph">
      <style:paragraph-properties fo:margin-bottom="0.0694in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83" style:parent-style-name="Обычный" style:family="paragraph">
      <style:paragraph-properties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84" style:parent-style-name="Обычный" style:family="paragraph">
      <style:paragraph-properties fo:text-align="center" fo:margin-bottom="0.0694in"/>
    </style:style>
    <style:style style:name="T8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6" style:parent-style-name="Обычныйвеб" style:family="paragraph">
      <style:paragraph-properties fo:margin-top="0in" fo:margin-bottom="0.1666in"/>
      <style:text-properties fo:color="#000000" fo:font-size="14pt" style:font-size-asian="14pt" style:font-size-complex="14pt"/>
    </style:style>
    <style:style style:name="P87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88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89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90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91" style:parent-style-name="Обычный" style:family="paragraph">
      <style:paragraph-properties fo:margin-bottom="0.1666in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94" style:parent-style-name="Обычный" style:family="paragraph">
      <style:paragraph-properties fo:margin-bottom="0.1666in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97" style:parent-style-name="Обычный" style:family="paragraph">
      <style:paragraph-properties fo:margin-bottom="0.0694in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00" style:parent-style-name="Обычный" style:family="paragraph">
      <style:paragraph-properties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01" style:parent-style-name="Обычный" style:family="paragraph">
      <style:paragraph-properties fo:text-align="center" fo:margin-bottom="0.0694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2" style:parent-style-name="Обычный" style:family="paragraph">
      <style:paragraph-properties fo:margin-bottom="0.1666in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05" style:parent-style-name="Обычный" style:family="paragraph">
      <style:paragraph-properties fo:margin-bottom="0.0694in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08" style:parent-style-name="Обычный" style:family="paragraph">
      <style:paragraph-properties fo:text-align="center" fo:margin-bottom="0.0694in"/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09" style:parent-style-name="Обычный" style:family="paragraph">
      <style:paragraph-properties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10" style:parent-style-name="Обычный" style:family="paragraph">
      <style:paragraph-properties fo:margin-top="0.0694in" fo:margin-bottom="0.1666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11" style:parent-style-name="Обычный" style:family="paragraph">
      <style:paragraph-properties fo:margin-top="0.0694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12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13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14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15" style:parent-style-name="Обычный" style:family="paragraph">
      <style:paragraph-properties fo:margin-top="0.25in" fo:margin-bottom="0.1666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16" style:parent-style-name="Обычный" style:family="paragraph">
      <style:paragraph-properties fo:margin-top="0.0694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17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18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19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20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21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22" style:parent-style-name="Обычный" style:family="paragraph">
      <style:paragraph-properties fo:margin-top="0.25in" fo:margin-bottom="0.1666in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23" style:parent-style-name="Обычный" style:family="paragraph">
      <style:paragraph-properties fo:margin-top="0.0694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24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25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26" style:parent-style-name="Обычный" style:family="paragraph">
      <style:paragraph-properties fo:margin-top="0.0416in" fo:margin-bottom="0.0694in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27" style:parent-style-name="Обычный" style:family="paragraph">
      <style:text-properties style:font-name="Times New Roman" style:font-name-complex="Times New Roman" fo:color="#000000" fo:font-size="14pt" style:font-size-asian="14pt" style:font-size-complex="14pt"/>
    </style:style>
  </office:automatic-styles>
  <office:body>
    <office:text text:use-soft-page-breaks="true">
      <text:p text:style-name="P1"><text:span text:style-name="T2">Практическая работа 3</text:span></text:p>
      <text:p text:style-name="P3">Разработка и оформление технического задания</text:p>
      <text:p text:style-name="Обычный"><text:span text:style-name="T4">Цель:<text:s/></text:span><text:span text:style-name="T5"><text:s/></text:span><text:span text:style-name="T6">Научится составлять и анализировать требования к программе и разрабатывать</text:span><text:span text:style-name="T7"><text:s/></text:span><text:span text:style-name="T8">техническое задание на разработку программного средства.</text:span></text:p>
      <text:p text:style-name="P9"/>
      <text:p text:style-name="P10">Введение</text:p>
      <text:p text:style-name="P11">«Автокасса» является неотъемлемой частью автоматизации бизнес – процессов,<text:s/>которые подразумевают продажу билета/других продуктов. Например, до внедрения «Автокассы» в автостанции нужно было совершить через чур много действий, а после его внедрения эти действия сократились и начали работать в единой системе.</text:p>
      <text:p text:style-name="P12"><text:span text:style-name="T13">Наименование и область применения</text:span></text:p>
      <text:p text:style-name="P14">«Автокассу» зачастую используют в торговле, общепите, сфере услуг и тд. Используют там где надо расплачиваться за товар.</text:p>
      <text:p text:style-name="P15">Основание для разработки</text:p>
      <text:list text:style-name="LFO1" text:continue-numbering="true">
        <text:list-item>
          <text:p text:style-name="P16">Результаты анализа предметной области (описания процессов, диаграммы).</text:p>
        </text:list-item>
        <text:list-item>
          <text:p text:style-name="P17">Требования заказчика (спецификации, бизнес-кейсы).</text:p>
        </text:list-item>
        <text:list-item>
          <text:p text:style-name="P18">Нормативные документы (ГОСТ, стандарты IEEE).</text:p>
        </text:list-item>
        <text:list-item>
          <text:p text:style-name="P19">Технические спецификации и прототипы.</text:p>
        </text:list-item>
        <text:list-item>
          <text:p text:style-name="P20">Договоры и соглашения (сроки, бюджет, критерии).</text:p>
        </text:list-item>
      </text:list>
      <text:p text:style-name="P21"/>
      <text:p text:style-name="P22"/>
      <text:p text:style-name="P23"/>
      <text:p text:style-name="P24"/>
      <text:p text:style-name="P25">Назначение разработки</text:p>
      <text:p text:style-name="P26"><text:span text:style-name="T27">Функциональное назначение</text:span><text:span text:style-name="T28">:</text:span><text:span text:style-name="T29"> Программа предназначена для автоматизации процессов создания, редактирования, хранения и управления техническими заданиями (ТЗ) в IT-проектах. Она обеспечивает формирование структурированных документов на основе шаблонов, интеграцию с анализом требований, генерацию отчетов и контроль версий, что повышает эффективность разработки информационных систем.</text:span></text:p>
      <text:p text:style-name="P30"><text:span text:style-name="T31">Эксплуатационное назначение</text:span><text:span text:style-name="T32">:</text:span><text:span text:style-name="T33"> Программа используется проектными менеджерами, разработчиками и заказчиками в офисной среде или удаленно для стандартизации документации, минимизации ошибок и ускорения согласования ТЗ. Она поддерживает работу на персональных компьютерах с ОС Windows/Linux, требует минимальных ресурсов и обеспечивает совместимость с распространенными форматами файлов (PDF, DOCX).</text:span></text:p>
      <text:p text:style-name="P34">Технические требования к программе или программному изделию</text:p>
      <text:p text:style-name="P35"><text:span text:style-name="T36">Требования к функциональным характеристикам</text:span><text:span text:style-name="T37">:</text:span><text:span text:style-name="T38"> Программа должна обеспечивать создание, редактирование и управление шаблонами ТЗ,<text:s/></text:span><text:soft-page-break/><text:span text:style-name="T39">интеграцию с анализом требований, генерацию отчетов, контроль версий и экспорт в форматы PDF/DOCX. Время отклика интерфейса — не более 2 секунд.</text:span></text:p>
      <text:p text:style-name="P40"><text:span text:style-name="T41">Требования к надежности</text:span><text:span text:style-name="T42">:</text:span><text:span text:style-name="T43"> Программа должна обеспечивать бесперебойную работу без сбоев в течение 99% времени, автоматическое сохранение данных каждые 5 минут и восстановление после сбоев без потери информации.</text:span></text:p>
      <text:p text:style-name="P44"><text:span text:style-name="T45">Условия эксплуатации</text:span><text:span text:style-name="T46">:</text:span><text:span text:style-name="T47"> Использование в офисной среде при температуре 10–35°C, влажности 20–80%, без прямого воздействия солнечных лучей; поддержка круглосуточной работы с возможностью резервного копирования.</text:span></text:p>
      <text:p text:style-name="P48"><text:span text:style-name="T49">Требования к составу и параметрам технических средств</text:span><text:span text:style-name="T50">:</text:span><text:span text:style-name="T51"> Минимальные требования: процессор Intel Core i3 или аналог, 4 ГБ ОЗУ, 500 МБ HDD, ОС Windows 7+/Linux Ubuntu 18+; рекомендуемые: Intel Core i5, 8 ГБ ОЗУ, SSD 1 ГБ.</text:span></text:p>
      <text:p text:style-name="P52"><text:span text:style-name="T53">Требования к информационной и программной совместимости</text:span><text:span text:style-name="T54">:</text:span><text:span text:style-name="T55"> Совместимость с базами данных (MySQL, PostgreSQL), API для интеграции с инструментами анализа (например, Jira), поддержка форматов XML/JSON; отсутствие конфликтов с антивирусным ПО.</text:span></text:p>
      <text:p text:style-name="P56"><text:span text:style-name="T57">Требования к маркировке и упаковке</text:span><text:span text:style-name="T58">:</text:span><text:span text:style-name="T59"> Программа поставляется в цифровом виде на USB-накопителе или через интернет; упаковка включает лицензионный ключ, инструкцию пользователя и наклейку с версией/датой.</text:span></text:p>
      <text:p text:style-name="P60"><text:span text:style-name="T61">Требования к транспортированию и хранению</text:span><text:span text:style-name="T62">:</text:span><text:span text:style-name="T63"> Транспортировка в защищенном от влаги и ударов контейнере; хранение при температуре -10–+40°C, вдали от магнитных полей; срок хранения цифровых носителей — неограничен.</text:span></text:p>
      <text:p text:style-name="P64"><text:span text:style-name="T65">Специальные требования</text:span><text:span text:style-name="T66">:</text:span><text:span text:style-name="T67"> Соответствие требованиям безопасности данных (GDPR), шифрование конфиденциальной информации; возможность кастомизации под корпоративные стандарты без модификации исходного <text:s text:c="2"/>кода.</text:span></text:p>
      <text:p text:style-name="P68"><text:span text:style-name="T69"><text:tab/></text:span><text:span text:style-name="T70">Технико-экономические показатели</text:span></text:p>
      <text:p text:style-name="P71"><text:span text:style-name="T72">Ориентировочная экономическая эффективность</text:span><text:span text:style-name="T73">:</text:span><text:span text:style-name="T74"> Снижение затрат на оформление ТЗ на 40–60%, годовой эффект для компании с 50 сотрудниками — 500–800 тыс. руб. (экономия времени, ошибок и сроков разработки).</text:span></text:p>
      <text:p text:style-name="P75"><text:span text:style-name="T76">Предполагаемая годовая потребность</text:span><text:span text:style-name="T77">:</text:span><text:span text:style-name="T78"> 5–10 тыс. единиц в России (с ростом до 15 тыс. при расширении), для IT-компаний и смежных отраслей, где ежегодно создается ~100 тыс. ТЗ.</text:span></text:p>
      <text:soft-page-break/>
      <text:p text:style-name="P79"><text:span text:style-name="T80">Экономические преимущества разработки по сравнению с лучшими отечественными и зарубежными образцами или аналогами</text:span><text:span text:style-name="T81">:</text:span><text:span text:style-name="T82"> Низкая стоимость внедрения (5–10 тыс. руб.) vs. 10–50 тыс. руб. для Jira/Confluence; поддержка ГОСТ и локальных стандартов (экономия на адаптации 25–30%); гибкость и интерфейс лучше отечественных аналогов (экономия на обучении 20%); снижение зависимости от импорта и улучшенная защита данных (преимущество 15–25% в цене и функциональности).</text:span></text:p>
      <text:p text:style-name="P83"/>
      <text:p text:style-name="P84"><text:span text:style-name="T85">Стадии и этапы разработки</text:span></text:p>
      <text:p text:style-name="P86"><text:tab/>Анализ требований: Сбор и анализ требований заказчика, формализация функционала (2–4 недели).</text:p>
      <text:list text:style-name="LFO2" text:continue-numbering="true">
        <text:list-item>
          <text:p text:style-name="P87">Проектирование: Разработка архитектуры, интерфейсов и баз данных (4–6 недель).</text:p>
        </text:list-item>
        <text:list-item>
          <text:p text:style-name="P88">Разработка: Кодирование модулей, интеграция компонентов (8–12 недель).</text:p>
        </text:list-item>
        <text:list-item>
          <text:p text:style-name="P89">Тестирование: Модульное, интеграционное и системное тестирование (4–6 недель).</text:p>
        </text:list-item>
        <text:list-item>
          <text:p text:style-name="P90">Внедрение и сопровождение: Установка, обучение пользователей, исправление ошибок (2–4 недели + постоянное).</text:p>
        </text:list-item>
      </text:list>
      <text:p text:style-name="P91"><text:span text:style-name="T92">Перечень программных документов:</text:span><text:span text:style-name="T93"> Техническое задание (ТЗ), технический проект, программа и методика испытаний, эксплуатационная документация (руководство пользователя, описание программного обеспечения). Документы разрабатываются, согласовываются с заказчиком и утверждаются согласно нормативным актам (ГОСТ Р 34.601-90).</text:span></text:p>
      <text:p text:style-name="P94"><text:span text:style-name="T95">Сроки разработки:</text:span><text:span text:style-name="T96"> Как правило, 6–12 месяцев для проекта средней сложности (в зависимости от масштаба и команды), с возможным сокращением при использовании Agile-методологий.</text:span></text:p>
      <text:p text:style-name="P97"><text:span text:style-name="T98">Исполнители:</text:span><text:span text:style-name="T99"> Руководитель проекта (менеджер), системный аналитик, разработчики (программисты), тестировщики, дизайнеры интерфейсов. Распределение ролей определяется квалификацией и объемом работ.</text:span></text:p>
      <text:p text:style-name="P100"/>
      <text:p text:style-name="P101">Порядок контроля и приемки</text:p>
      <text:p text:style-name="P102"><text:span text:style-name="T103">Виды испытаний:</text:span><text:span text:style-name="T104"> Разработческие (проверка модулей), опытная эксплуатация (тестирование в реальных условиях), приемочные (комплексная проверка на соответствие ТЗ).</text:span></text:p>
      <text:p text:style-name="P105"><text:span text:style-name="T106">Общие требования к приемке работы:</text:span><text:span text:style-name="T107"> Соответствие ТЗ, положительные результаты испытаний с протоколами, полная документация, отсутствие критических ошибок. Приемка по акту сдачи-приемки с возможными доработками</text:span></text:p>
      <text:soft-page-break/>
      <text:p text:style-name="P108">Приложения</text:p>
      <text:p text:style-name="P109"/>
      <text:p text:style-name="P110">Перечень научно-исследовательских и других работ, обосновывающих разработку</text:p>
      <text:list text:style-name="LFO3" text:continue-numbering="true">
        <text:list-item>
          <text:p text:style-name="P111">Анализ существующих систем автоматизации документооборота и управления ТЗ.</text:p>
        </text:list-item>
        <text:list-item>
          <text:p text:style-name="P112">Изучение стандартов ГОСТ Р 34.601-90, ГОСТ Р ИСО 12207-2010 и ГОСТ Р 34.603-92.</text:p>
        </text:list-item>
        <text:list-item>
          <text:p text:style-name="P113">Обзор научно-технических отчетов по IT-проектам в области автоматизации процессов.</text:p>
        </text:list-item>
        <text:list-item>
          <text:p text:style-name="P114">Требования не предъявляются (для дополнительных исследований, таких как патентный поиск или маркетинговый анализ).</text:p>
        </text:list-item>
      </text:list>
      <text:p text:style-name="P115">Схемы алгоритмов, таблицы, описания, обоснования, расчеты и другие документы, которые могут быть использованы при разработке</text:p>
      <text:list text:style-name="LFO4" text:continue-numbering="true">
        <text:list-item>
          <text:p text:style-name="P116">Схемы алгоритмов: Диаграммы потоков данных (DFD), UML-диаграммы (use-case, классов).</text:p>
        </text:list-item>
        <text:list-item>
          <text:p text:style-name="P117">Таблицы: Спецификации требований, матрицы трассируемости.</text:p>
        </text:list-item>
        <text:list-item>
          <text:p text:style-name="P118">Описания и обоснования: Технические описания модулей, обоснование выбора технологий.</text:p>
        </text:list-item>
        <text:list-item>
          <text:p text:style-name="P119">Расчеты: Оценки производительности, экономической эффективности.</text:p>
        </text:list-item>
        <text:list-item>
          <text:p text:style-name="P120">Другие документы: Протоколы тестирования, руководства по эксплуатации.</text:p>
        </text:list-item>
        <text:list-item>
          <text:p text:style-name="P121">Требования не предъявляются (для специфических расчетов, если не предусмотрено ТЗ).</text:p>
        </text:list-item>
      </text:list>
      <text:p text:style-name="P122">Другие источники разработки</text:p>
      <text:list text:style-name="LFO5" text:continue-numbering="true">
        <text:list-item>
          <text:p text:style-name="P123">Нормативные документы: ГОСТы по разработке ПО, стандарты ISO/IEC 25010.</text:p>
        </text:list-item>
        <text:list-item>
          <text:p text:style-name="P124">Литература: Учебники и монографии по инженерии ПО (например, по agile-методологиям).</text:p>
        </text:list-item>
        <text:list-item>
          <text:p text:style-name="P125">Интернет-ресурсы: Репозитории GitHub с открытым кодом, форумы разработчиков.</text:p>
        </text:list-item>
        <text:list-item>
          <text:p text:style-name="P126">Требования не предъявляются (для конфиденциальных или проприетарных источников).</text:p>
        </text:list-item>
      </text:list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MingLiU" svg:font-family="PMingLiU" style:font-family-generic="system" style:font-pitch="variable" svg:panose-1="2 1 6 1 0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false"/>
    </style:style>
    <style:style style:name="Обычный" style:display-name="Обычный" style:family="paragraph">
      <style:paragraph-properties fo:margin-bottom="0in" fo:line-height="100%"/>
      <style:text-properties style:font-name="Liberation Serif" style:font-name-asian="Noto Sans CJK SC Regular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Основнойшрифтабзаца1" style:display-name="Основной шрифт абзаца1" style:family="text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Обычныйвеб" style:display-name="Обычный (веб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User-PC</meta:initial-creator>
    <dc:creator>as16</dc:creator>
    <meta:creation-date>2025-10-20T22:28:00Z</meta:creation-date>
    <dc:date>2025-10-21T10:15:00Z</dc:date>
    <meta:template xlink:href="Normal" xlink:type="simple"/>
    <meta:editing-cycles>3</meta:editing-cycles>
    <meta:editing-duration>PT2280S</meta:editing-duration>
    <meta:document-statistic meta:page-count="4" meta:paragraph-count="14" meta:word-count="1098" meta:character-count="7346" meta:row-count="52" meta:non-whitespace-character-count="6262"/>
  </office:meta>
</office:document-meta>
</file>